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a61" officeooo:paragraph-rsid="0007aa61"/>
    </style:style>
    <style:style style:name="P2" style:family="paragraph" style:parent-style-name="Standard">
      <style:text-properties fo:font-weight="bold" officeooo:rsid="0007aa61" officeooo:paragraph-rsid="0007aa61" style:font-weight-asian="bold" style:font-weight-complex="bold"/>
    </style:style>
    <style:style style:name="P3" style:family="paragraph" style:parent-style-name="Standard">
      <style:text-properties fo:font-weight="bold" officeooo:rsid="000830fc" officeooo:paragraph-rsid="000830fc" style:font-weight-asian="bold" style:font-weight-complex="bold"/>
    </style:style>
    <style:style style:name="P4" style:family="paragraph" style:parent-style-name="Standard">
      <style:text-properties fo:font-style="italic" officeooo:rsid="0007aa61" officeooo:paragraph-rsid="0007aa61" style:font-style-asian="italic" style:font-style-complex="italic"/>
    </style:style>
    <style:style style:name="P5" style:family="paragraph" style:parent-style-name="Standard">
      <style:text-properties fo:font-style="italic" officeooo:rsid="00081fc1" officeooo:paragraph-rsid="00081fc1" style:font-style-asian="italic" style:font-style-complex="italic"/>
    </style:style>
    <style:style style:name="P6" style:family="paragraph" style:parent-style-name="Standard">
      <style:text-properties fo:font-style="italic" officeooo:rsid="00099e62" officeooo:paragraph-rsid="00099e62" style:font-style-asian="italic" style:font-style-complex="italic"/>
    </style:style>
    <style:style style:name="P7" style:family="paragraph" style:parent-style-name="Standard">
      <style:text-properties fo:font-style="italic" officeooo:rsid="000a2ff9" officeooo:paragraph-rsid="000a2ff9" style:font-style-asian="italic" style:font-style-complex="italic"/>
    </style:style>
    <style:style style:name="P8" style:family="paragraph" style:parent-style-name="Standard">
      <style:text-properties fo:font-style="italic" officeooo:rsid="000b0077" officeooo:paragraph-rsid="000b0077" style:font-style-asian="italic" style:font-style-complex="italic"/>
    </style:style>
    <style:style style:name="P9" style:family="paragraph" style:parent-style-name="Standard">
      <style:text-properties fo:font-style="italic" style:text-underline-style="none" fo:font-weight="normal" officeooo:rsid="000a2ff9" officeooo:paragraph-rsid="000a2ff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a2ff9" officeooo:paragraph-rsid="000a2ff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b0077" officeooo:paragraph-rsid="000b007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c4de9" officeooo:paragraph-rsid="000c4de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ce728" officeooo:paragraph-rsid="000ce72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d5bd8" officeooo:paragraph-rsid="000d5bd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fb34b" officeooo:paragraph-rsid="000fb34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fb9fd" officeooo:paragraph-rsid="000fb9f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d5bd8" officeooo:paragraph-rsid="000d5b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145b3" officeooo:paragraph-rsid="001145b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2f06d" officeooo:paragraph-rsid="0012f06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49e6b" officeooo:paragraph-rsid="00149e6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bold" officeooo:rsid="001145b3" officeooo:paragraph-rsid="001145b3" style:font-style-asian="normal" style:font-weight-asian="bold" style:font-style-complex="normal" style:font-weight-complex="bold"/>
    </style:style>
    <style:style style:name="T1" style:family="text">
      <style:text-properties officeooo:rsid="000d5bd8"/>
    </style:style>
    <style:style style:name="T2" style:family="text">
      <style:text-properties officeooo:rsid="00149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rals </text:p>
      <text:p text:style-name="P1">A rails referrals tracking app, using Argus generated messages to keep track of clinic generated referrals </text:p>
      <text:p text:style-name="P1"/>
      <text:p text:style-name="P2">Create project </text:p>
      <text:p text:style-name="P1">First create a new folder “Referrals”</text:p>
      <text:p text:style-name="P1">CD this folder</text:p>
      <text:p text:style-name="P1"/>
      <text:p text:style-name="P3">Create project and entities </text:p>
      <text:p text:style-name="P1">In terminal </text:p>
      <text:p text:style-name="P4">rails new referrals </text:p>
      <text:p text:style-name="P5">rails generate scaffold Client surname:string first_name:string middle_name:string urn:integer address:string dob:string clinic:string </text:p>
      <text:p text:style-name="P6">rails generate scaffold Referral client_urn:string clinic:string referrer:string referee:string filename:string</text:p>
      <text:p text:style-name="P7">rails generate scaffold Referee name:string phone:string FAX:string email:string </text:p>
      <text:p text:style-name="P7">rails generate scaffold Referrer name:string phone:string FAX:string email:string provider_number:string </text:p>
      <text:p text:style-name="P7">rails generate scaffold Clinic name:string phone:string FAX:string email:string </text:p>
      <text:p text:style-name="P8">rails generate scaffold Message origin:string timesanddate:date_time </text:p>
      <text:p text:style-name="P8"/>
      <text:p text:style-name="P10">Edit migrations =&gt; limits </text:p>
      <text:p text:style-name="P9">rake db: migrate</text:p>
      <text:p text:style-name="P10"/>
      <text:p text:style-name="P10">Edit models to create associations and then create migrations to set up appropriate changes in tables </text:p>
      <text:p text:style-name="P11"/>
      <text:p text:style-name="P11">Edit Models to add validations </text:p>
      <text:p text:style-name="P11"/>
      <text:p text:style-name="P12">Set up seed data – <text:span text:style-name="T2">initial file has been edited </text:span></text:p>
      <text:p text:style-name="P12"/>
      <text:p text:style-name="P14">Add status and urgency to referrals </text:p>
      <text:p text:style-name="P12"/>
      <text:p text:style-name="P13">Setup primary display of referrals <text:span text:style-name="T1">to display status of a referral in a highly visible user interface</text:span></text:p>
      <text:p text:style-name="P14">Searchable by:</text:p>
      <text:p text:style-name="P14">(1) URN to see status of an individual patient's referrals</text:p>
      <text:p text:style-name="P14">(2) By Clinic</text:p>
      <text:p text:style-name="P14">(3) Clinic and specialty</text:p>
      <text:p text:style-name="P14">(4) by specialty</text:p>
      <text:p text:style-name="P14"/>
      <text:p text:style-name="P15">Search working by urn, clinic, referrer</text:p>
      <text:p text:style-name="P15">Add pagination and persistent searches </text:p>
      <text:p text:style-name="P15"/>
      <text:p text:style-name="P16">User interface </text:p>
      <text:p text:style-name="P14"/>
      <text:p text:style-name="P14">Allow messages relating to a referral via email </text:p>
      <text:p text:style-name="P14">Parse according to ?xml =&gt; message data</text:p>
      <text:p text:style-name="P14"/>
      <text:p text:style-name="P14">Add user and admin interfaces </text:p>
      <text:p text:style-name="P14">(these could be abstracted so they can be used in other apps)</text:p>
      <text:p text:style-name="P14"/>
      <text:p text:style-name="P18"/>
      <text:p text:style-name="P18"/>
      <text:p text:style-name="P21"><text:soft-page-break/>Upload project to Git </text:p>
      <text:p text:style-name="P19">Repository created on Atlassian Bitbucket </text:p>
      <text:p text:style-name="P20">https://bitbucket.org/richardhosking/referrals</text:p>
      <text:p text:style-name="P19">Login <text:a xlink:type="simple" xlink:href="mailto:richardh@iinet.net.au">richardh@iinet.net.au</text:a> Yederrh1</text:p>
      <text:p text:style-name="P20">(I have public/private key from previous interaction)</text:p>
      <text:p text:style-name="P19"/>
      <text:p text:style-name="P19">In Project directory</text:p>
      <text:p text:style-name="P19">git init </text:p>
      <text:p text:style-name="P19">.gitignore file edited (no changes to default) </text:p>
      <text:p text:style-name="P19">git add -A <text:tab/><text:tab/><text:tab/><text:tab/># git add everything </text:p>
      <text:p text:style-name="P19">git commit -m 'Initial commit'<text:tab/><text:span text:style-name="T2"># commit everything</text:span></text:p>
      <text:p text:style-name="P20">git push -u origin master<text:tab/><text:tab/># push to repo</text:p>
      <text:p text:style-name="P20"/>
      <text:p text:style-name="P20"/>
      <text:p text:style-name="P20"/>
      <text:p text:style-name="P20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7:27:57.435056412</meta:creation-date>
    <dc:date>2016-05-11T10:41:47.829593682</dc:date>
    <meta:editing-duration>PT44M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71" meta:character-count="1982" meta:non-whitespace-character-count="1724"/>
  </office:meta>
</office:document-meta>
</file>